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T18" style:parent-style-name="Silné" style:family="text">
      <style:text-properties fo:font-weight="normal" style:font-weight-asian="normal"/>
    </style:style>
    <style:style style:name="T19" style:parent-style-name="Silné" style:family="text">
      <style:text-properties fo:font-weight="normal" style:font-weight-asian="normal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P27" style:parent-style-name="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8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9" style:parent-style-name="Silné" style:family="text">
      <style:text-properties fo:font-weight="normal" style:font-weight-asian="normal"/>
    </style:style>
    <style:style style:name="P30" style:parent-style-name="Základnítext" style:family="paragraph">
      <style:text-properties fo:background-color="#FFFF00"/>
    </style:style>
    <style:style style:name="P3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32" style:parent-style-name="Silné" style:family="text">
      <style:text-properties fo:font-weight="normal" style:font-weight-asian="normal"/>
    </style:style>
    <style:style style:name="T33" style:parent-style-name="Silné" style:family="text">
      <style:text-properties fo:font-weight="normal" style:font-weight-asian="normal"/>
    </style:style>
    <style:style style:name="P3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35" style:parent-style-name="Silné" style:family="text">
      <style:text-properties fo:font-weight="normal" style:font-weight-asian="normal"/>
    </style:style>
    <style:style style:name="T36" style:parent-style-name="Silné" style:family="text">
      <style:text-properties fo:font-weight="normal" style:font-weight-asian="normal"/>
    </style:style>
    <style:style style:name="P37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/2020<text:bookmark-end text:name="Text14"/></text:p>
            <text:p text:style-name="Normální">KVOP-4873/2020<text:bookmark-end text:name="Text2"/></text:p>
            <text:p text:style-name="Normální"><text:bookmark-start text:name="Text6"/>31. 01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B.,</text:p>
      <text:p text:style-name="Základnítext">dne 20. ledna 2020 byla<text:s/>do Kanceláře veřejného ochránce práv doručena Vaše žádost, kterou žádáte o zaslání výsledku šetření ve věci osobních prohlídek vězňů (tj. svlékání do naha, dřepy atd. bez důvodného podezření) a závěry šetření ve věcí užívání řetězů při poutání na eskortě,<text:s/>kdy za podatele této stížnosti označuje pana A. Ž.</text:p>
      <text:p text:style-name="Základnítext">Vaši žádost jsem vyhodnotil jako žádost podle zákona č. 106/1999 Sb., o svobodném přístupu k informacím, ve znění pozdějších předpisů.</text:p>
      <text:p text:style-name="Základnítext">O Vaší žádost v části, kterou žádáte závěry šetření ve věci užívání řetězů při poutání na eskortě, kdy za podatele této stížnosti označuje pana A. Ž., bylo rozhodnuto samostatně rozhodnutím o odmítnutí informace.</text:p>
      <text:p text:style-name="Základnítext">Ve zbytku Vaší žádosti Vám smyslu zákona o svobodném přístupu k informacím<text:s/><text:span text:style-name="T17">poskytuji</text:span><text:s/><text:span text:style-name="T18">informaci, a to anonymizovan</text:span><text:span text:style-name="T19">é zprávy o šetření veřejného ochránce práv z veřejně dostupné elektronické databáze Evidence stanovisek ombudsmana:</text:span></text:p>
      <text:list text:style-name="LFO3_1" text:continue-numbering="true">
        <text:list-item>
          <text:p text:style-name="P20"><text:span text:style-name="T21">zprávu o šetření<text:s/></text:span><text:span text:style-name="ZákladnítextChar">sp. zn. 645/2011/VOP ve </text:span>věci osobních prohlídek vězňů<text:s/><text:span text:style-name="T22">a</text:span></text:p>
        </text:list-item>
        <text:list-item>
          <text:p text:style-name="P23"><text:span text:style-name="T24">zprávu o šetření<text:s/></text:span><text:span text:style-name="ZákladnítextChar">sp. zn. 755/2010/VOP</text:span><text:s/>ve <text:span text:style-name="T25">věci používání řetězů<text:s/></text:span><text:span text:style-name="T26">při eskortě.</text:span></text:p>
        </text:list-item>
      </text:list>
      <text:p text:style-name="P27"/>
      <text:p text:style-name="P28"><text:span text:style-name="T29">Nad rámec Vámi požadovaného Vám zasílám rovněž<text:s/></text:span>Sborník stanovisek veřejného ochránce práv – vězeňství II z roku 2019.</text:p>
      <text:p text:style-name="Základnítext">S pozdravem</text:p>
      <text:p text:style-name="P30"/>
      <text:p text:style-name="podpis">JUDr. Pavel Pořízek, Ph.D.</text:p>
      <text:p text:style-name="podpis">vedoucí Kanceláře veřejného ochránce práv</text:p>
      <text:p text:style-name="podpis"/>
      <text:p text:style-name="Příloha">Přílohy</text:p>
      <text:p text:style-name="Příloha"/>
      <text:p text:style-name="P31"><text:span text:style-name="T32">Zpráva o šetření<text:s/></text:span>sp. zn. 645/2011/VOP<text:span text:style-name="T33"><text:s/>ve </text:span>věci osobních prohlídek vězňů</text:p>
      <text:p text:style-name="P34"><text:span text:style-name="T35">Zpráva o šetření<text:s/></text:span><text:span text:style-name="ZákladnítextChar">sp. zn. 755/2010/VOP</text:span><text:span text:style-name="T36"><text:s/>ve věci používání řetězů při eskortě</text:span></text:p>
      <text:soft-page-break/>
      <text:p text:style-name="P37">Sborník stanovisek veřejného ochránce práv – vězeňství II z roku 201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5ORH*</text:span></text:p>
        <text:p text:style-name="P12"><text:span text:style-name="T13">KVOPX00A5ORH</text:span>KVOPX00A5ORH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11T12:42:00Z</meta:creation-date>
    <dc:date>2020-02-11T13:11:00Z</dc:date>
    <meta:print-date>2020-01-31T08:14:00Z</meta:print-date>
    <meta:template xlink:href="KVOP_dopis%20vedoucího" xlink:type="simple"/>
    <meta:editing-cycles>6</meta:editing-cycles>
    <meta:editing-duration>PT300S</meta:editing-duration>
    <meta:user-defined meta:name="ContentTypeId">0x010100D3A71DC738674B4893D02C4CA0E22FAC</meta:user-defined>
    <meta:document-statistic meta:page-count="2" meta:paragraph-count="3" meta:word-count="236" meta:character-count="1631" meta:row-count="11" meta:non-whitespace-character-count="1398"/>
  </office:meta>
</office:document-meta>
</file>